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8.6pt"/>
    </style:style>
    <style:style style:name="co8" style:family="table-column">
      <style:table-column-properties fo:break-before="auto" style:column-width="113.64pt"/>
    </style:style>
    <style:style style:name="co9" style:family="table-column">
      <style:table-column-properties fo:break-before="auto" style:column-width="112.25pt"/>
    </style:style>
    <style:style style:name="co10" style:family="table-column">
      <style:table-column-properties fo:break-before="auto" style:column-width="7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341" calcext:value-type="float">
            <text:p>72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96" calcext:value-type="float">
            <text:p>29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646" calcext:value-type="float">
            <text:p>50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209" calcext:value-type="float">
            <text:p>46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632" calcext:value-type="float">
            <text:p>130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997" calcext:value-type="float">
            <text:p>58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037" calcext:value-type="float">
            <text:p>69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499" calcext:value-type="float">
            <text:p>90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248" calcext:value-type="float">
            <text:p>53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043" calcext:value-type="float">
            <text:p>32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865" calcext:value-type="float">
            <text:p>55865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6" calcext:value-type="float">
            <text:p>86</text:p>
          </table:table-cell>
          <table:table-cell table:formula="of:=ROUND(([.B2]/[.B$6])*100;1)" office:value-type="float" office:value="35.8" calcext:value-type="float">
            <text:p>35.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1" calcext:value-type="float">
            <text:p>21</text:p>
          </table:table-cell>
          <table:table-cell table:formula="of:=ROUND(([.B3]/[.B$6])*100;1)"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54" calcext:value-type="float">
            <text:p>54</text:p>
          </table:table-cell>
          <table:table-cell table:formula="of:=ROUND(([.B4]/[.B$6])*100;1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79" calcext:value-type="float">
            <text:p>79</text:p>
          </table:table-cell>
          <table:table-cell table:formula="of:=ROUND(([.B5]/[.B$6])*100;1)"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table:formula="of:=SUM([.B2:.B5])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table:formula="of:=16*15" office:value-type="float" office:value="240" calcext:value-type="float">
            <text:p>2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best model turned out to be dt, based on the minimum test error averaged over all (c1,c2)</text:p>
          </table:table-cell>
          <table:table-cell table:number-columns-repeated="2"/>
        </table:table-row>
      </table:table>
      <table:table table:name="Model Error Average Overvie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9.05" calcext:value-type="float">
            <text:p>19.05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1.56" calcext:value-type="float">
            <text:p>21.56</text:p>
          </table:table-cell>
          <table:table-cell office:value-type="float" office:value="26.25" calcext:value-type="float">
            <text:p>26.25</text:p>
          </table:table-cell>
        </table:table-row>
      </table:table>
      <table:table table:name="Model Error Averages xgb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9378" calcext:value-type="float">
            <text:p>21.93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1.8302360534668" calcext:value-type="float">
            <text:p>31.830236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6871" calcext:value-type="float">
            <text:p>18.68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2643309275309" calcext:value-type="float">
            <text:p>27.2643309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8992" calcext:value-type="float">
            <text:p>18.89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4849858601888" calcext:value-type="float">
            <text:p>26.4849858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6687" calcext:value-type="float">
            <text:p>15.66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219557444255" calcext:value-type="float">
            <text:p>21.2219557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4084" calcext:value-type="float">
            <text:p>21.40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1617375691732" calcext:value-type="float">
            <text:p>28.1617375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632" calcext:value-type="float">
            <text:p>19.86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5417938232422" calcext:value-type="float">
            <text:p>27.5417938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637" calcext:value-type="float">
            <text:p>15.16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0450569152832" calcext:value-type="float">
            <text:p>25.0450569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0686" calcext:value-type="float">
            <text:p>21.06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1376478830973" calcext:value-type="float">
            <text:p>28.137647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9312" calcext:value-type="float">
            <text:p>22.93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5415868123372" calcext:value-type="float">
            <text:p>29.5415868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8048" calcext:value-type="float">
            <text:p>16.80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6074259440104" calcext:value-type="float">
            <text:p>24.607425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1155" calcext:value-type="float">
            <text:p>17.11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9296391805013" calcext:value-type="float">
            <text:p>22.92963918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8207" calcext:value-type="float">
            <text:p>20.820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6773541768392" calcext:value-type="float">
            <text:p>25.6773541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2834" calcext:value-type="float">
            <text:p>17.28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5322878519694" calcext:value-type="float">
            <text:p>25.532287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0637" calcext:value-type="float">
            <text:p>14.063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4776718139648" calcext:value-type="float">
            <text:p>23.4776718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64" calcext:value-type="float">
            <text:p>21.1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935257212321" calcext:value-type="float">
            <text:p>26.9352572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9171" calcext:value-type="float">
            <text:p>21.91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3646953582764" calcext:value-type="float">
            <text:p>27.3646953583</text:p>
          </table:table-cell>
        </table:table-row>
        <table:table-row table:style-name="ro1">
          <table:table-cell table:number-columns-repeated="2"/>
          <table:table-cell table:formula="of:=ROUND(AVERAGE([.C2:.C17]);2)" office:value-type="float" office:value="19.05" calcext:value-type="float">
            <text:p>19.05</text:p>
          </table:table-cell>
          <table:table-cell table:number-columns-repeated="4"/>
          <table:table-cell table:formula="of:=ROUND(AVERAGE([.H2:.H17]);2)" office:value-type="float" office:value="26.36" calcext:value-type="float">
            <text:p>26.36</text:p>
          </table:table-cell>
        </table:table-row>
      </table:table>
      <table:table table:name="Model Error Averages d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5.3622" calcext:value-type="float">
            <text:p>25.36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t</text:p>
          </table:table-cell>
          <table:table-cell office:value-type="float" office:value="31.5780077616374" calcext:value-type="float">
            <text:p>31.5780077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0.4256" calcext:value-type="float">
            <text:p>20.4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26.8599149068197" calcext:value-type="float">
            <text:p>26.8599149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1.739" calcext:value-type="float">
            <text:p>21.7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office:value-type="float" office:value="26.3497886657715" calcext:value-type="float">
            <text:p>26.3497886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0547" calcext:value-type="float">
            <text:p>18.05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t</text:p>
          </table:table-cell>
          <table:table-cell office:value-type="float" office:value="21.5009717305501" calcext:value-type="float">
            <text:p>21.5009717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5.081" calcext:value-type="float">
            <text:p>25.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t</text:p>
          </table:table-cell>
          <table:table-cell office:value-type="float" office:value="27.6630205790202" calcext:value-type="float">
            <text:p>27.663020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5069" calcext:value-type="float">
            <text:p>23.50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t</text:p>
          </table:table-cell>
          <table:table-cell office:value-type="float" office:value="27.9307130177816" calcext:value-type="float">
            <text:p>27.9307130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5211" calcext:value-type="float">
            <text:p>18.52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t</text:p>
          </table:table-cell>
          <table:table-cell office:value-type="float" office:value="25.0458292643229" calcext:value-type="float">
            <text:p>25.0458292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5083" calcext:value-type="float">
            <text:p>23.50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t</text:p>
          </table:table-cell>
          <table:table-cell office:value-type="float" office:value="27.9585615793864" calcext:value-type="float">
            <text:p>27.9585615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4.8359" calcext:value-type="float">
            <text:p>24.83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t</text:p>
          </table:table-cell>
          <table:table-cell office:value-type="float" office:value="29.1592573801676" calcext:value-type="float">
            <text:p>29.1592573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8443" calcext:value-type="float">
            <text:p>18.84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t</text:p>
          </table:table-cell>
          <table:table-cell office:value-type="float" office:value="25.0805806477865" calcext:value-type="float">
            <text:p>25.08058064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94" calcext:value-type="float">
            <text:p>18.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t</text:p>
          </table:table-cell>
          <table:table-cell office:value-type="float" office:value="22.7723642985026" calcext:value-type="float">
            <text:p>22.7723642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0781" calcext:value-type="float">
            <text:p>23.07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t</text:p>
          </table:table-cell>
          <table:table-cell office:value-type="float" office:value="25.9159367879232" calcext:value-type="float">
            <text:p>25.91593678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8.7928" calcext:value-type="float">
            <text:p>18.79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t</text:p>
          </table:table-cell>
          <table:table-cell office:value-type="float" office:value="25.1180278778076" calcext:value-type="float">
            <text:p>25.1180278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455" calcext:value-type="float">
            <text:p>16.24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t</text:p>
          </table:table-cell>
          <table:table-cell office:value-type="float" office:value="23.2237548828125" calcext:value-type="float">
            <text:p>23.22375488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4.1313" calcext:value-type="float">
            <text:p>24.13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t</text:p>
          </table:table-cell>
          <table:table-cell office:value-type="float" office:value="26.6496214548747" calcext:value-type="float">
            <text:p>26.6496214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23.8871" calcext:value-type="float">
            <text:p>23.88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t</text:p>
          </table:table-cell>
          <table:table-cell office:value-type="float" office:value="27.1308224995931" calcext:value-type="float">
            <text:p>27.1308224996</text:p>
          </table:table-cell>
        </table:table-row>
        <table:table-row table:style-name="ro1">
          <table:table-cell table:number-columns-repeated="2"/>
          <table:table-cell table:formula="of:=ROUND(AVERAGE([.C2:.C17]);2)" office:value-type="float" office:value="21.56" calcext:value-type="float">
            <text:p>21.56</text:p>
          </table:table-cell>
          <table:table-cell table:number-columns-repeated="4"/>
          <table:table-cell table:formula="of:=ROUND(AVERAGE([.H2:.H17]);2)" office:value-type="float" office:value="26.25" calcext:value-type="float">
            <text:p>26.25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menity Similarity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016875" calcext:value-type="float">
            <text:p>-0.02</text:p>
          </table:table-cell>
          <table:table-cell office:value-type="float" office:value="-0.136383928571429" calcext:value-type="float">
            <text:p>-0.14</text:p>
          </table:table-cell>
          <table:table-cell office:value-type="float" office:value="0.13125" calcext:value-type="float">
            <text:p>0.13</text:p>
          </table:table-cell>
          <table:table-cell office:value-type="float" office:value="0.115087830087265" calcext:value-type="float">
            <text:p>0.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018125" calcext:value-type="float">
            <text:p>-0.02</text:p>
          </table:table-cell>
          <table:table-cell office:value-type="float" office:value="-0.102455357142857" calcext:value-type="float">
            <text:p>-0.10</text:p>
          </table:table-cell>
          <table:table-cell office:value-type="float" office:value="-0.00125" calcext:value-type="float">
            <text:p>0.00</text:p>
          </table:table-cell>
          <table:table-cell office:value-type="float" office:value="0.0192357728106863" calcext:value-type="float">
            <text:p>0.0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0.015" calcext:value-type="float">
            <text:p>0.02</text:p>
          </table:table-cell>
          <table:table-cell office:value-type="float" office:value="-0.0709821428571429" calcext:value-type="float">
            <text:p>-0.07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4102219276916" calcext:value-type="float">
            <text:p>0.0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0.043125" calcext:value-type="float">
            <text:p>0.04</text:p>
          </table:table-cell>
          <table:table-cell office:value-type="float" office:value="-0.0671875000000001" calcext:value-type="float">
            <text:p>-0.07</text:p>
          </table:table-cell>
          <table:table-cell office:value-type="float" office:value="-0.055" calcext:value-type="float">
            <text:p>-0.05</text:p>
          </table:table-cell>
          <table:table-cell office:value-type="float" office:value="-0.0415532503782482" calcext:value-type="float">
            <text:p>-0.04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975446428571429" calcext:value-type="float">
            <text:p>0.10</text:p>
          </table:table-cell>
          <table:table-cell office:value-type="float" office:value="0.023125" calcext:value-type="float">
            <text:p>0.02</text:p>
          </table:table-cell>
          <table:table-cell office:value-type="float" office:value="0.00807891257927613" calcext:value-type="float">
            <text:p>0.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0.036875" calcext:value-type="float">
            <text:p>0.04</text:p>
          </table:table-cell>
          <table:table-cell office:value-type="float" office:value="0.0350446428571428" calcext:value-type="float">
            <text:p>0.04</text:p>
          </table:table-cell>
          <table:table-cell office:value-type="float" office:value="-0.033125" calcext:value-type="float">
            <text:p>-0.03</text:p>
          </table:table-cell>
          <table:table-cell office:value-type="float" office:value="-0.0356129375133385" calcext:value-type="float">
            <text:p>-0.0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0.04875" calcext:value-type="float">
            <text:p>0.05</text:p>
          </table:table-cell>
          <table:table-cell office:value-type="float" office:value="0.0593750000000001" calcext:value-type="float">
            <text:p>0.06</text:p>
          </table:table-cell>
          <table:table-cell office:value-type="float" office:value="0.013125" calcext:value-type="float">
            <text:p>0.01</text:p>
          </table:table-cell>
          <table:table-cell office:value-type="float" office:value="-0.0240497151624727" calcext:value-type="float">
            <text:p>-0.0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0.045" calcext:value-type="float">
            <text:p>0.05</text:p>
          </table:table-cell>
          <table:table-cell office:value-type="float" office:value="0.0720982142857142" calcext:value-type="float">
            <text:p>0.07</text:p>
          </table:table-cell>
          <table:table-cell office:value-type="float" office:value="0.046875" calcext:value-type="float">
            <text:p>0.05</text:p>
          </table:table-cell>
          <table:table-cell office:value-type="float" office:value="-0.00394746092548898" calcext:value-type="float">
            <text:p>0.00</text:p>
          </table:table-cell>
        </table:table-row>
      </table:table>
      <table:table table:name="Correlation timespent xgb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" calcext:value-type="float">
            <text:p>-0.47</text:p>
          </table:table-cell>
          <table:table-cell office:value-type="float" office:value="-0.575" calcext:value-type="float">
            <text:p>-0.58</text:p>
          </table:table-cell>
          <table:table-cell office:value-type="float" office:value="0.43" calcext:value-type="float">
            <text:p>0.43</text:p>
          </table:table-cell>
          <table:table-cell office:value-type="float" office:value="0.421428571428571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-0.0214285714285714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07142857142857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557142857142857" calcext:value-type="float">
            <text:p>0.5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03571428571429" calcext:value-type="float">
            <text:p>-0.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float" office:value="-0.278571428571429" calcext:value-type="float">
            <text:p>-0.28</text:p>
          </table:table-cell>
          <table:table-cell office:value-type="float" office:value="0.03" calcext:value-type="float">
            <text:p>0.03</text:p>
          </table:table-cell>
          <table:table-cell office:value-type="float" office:value="0.00357142857142857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0</text:p>
          </table:table-cell>
          <table:table-cell office:value-type="float" office:value="-0.164285714285714" calcext:value-type="float">
            <text:p>-0.16</text:p>
          </table:table-cell>
          <table:table-cell office:value-type="float" office:value="0.49" calcext:value-type="float">
            <text:p>0.49</text:p>
          </table:table-cell>
          <table:table-cell office:value-type="float" office:value="0.40514521813448" calcext:value-type="float">
            <text:p>0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0.367857142857143" calcext:value-type="float">
            <text:p>0.37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21428571428571" calcext:value-type="float">
            <text:p>-0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603571428571429" calcext:value-type="float">
            <text:p>-0.60</text:p>
          </table:table-cell>
          <table:table-cell office:value-type="float" office:value="0.42" calcext:value-type="float">
            <text:p>0.42</text:p>
          </table:table-cell>
          <table:table-cell office:value-type="float" office:value="0.275" calcext:value-type="float">
            <text:p>0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25" calcext:value-type="float">
            <text:p>-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46428571428571" calcext:value-type="float">
            <text:p>0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75" calcext:value-type="float">
            <text:p>-0.58</text:p>
          </table:table-cell>
          <table:table-cell office:value-type="float" office:value="0.39" calcext:value-type="float">
            <text:p>0.39</text:p>
          </table:table-cell>
          <table:table-cell office:value-type="float" office:value="0.286260063261763" calcext:value-type="float">
            <text:p>0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0</text:p>
          </table:table-cell>
          <table:table-cell office:value-type="float" office:value="0.246428571428571" calcext:value-type="float">
            <text:p>0.2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17857142857143" calcext:value-type="float">
            <text:p>-0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0.0571428571428571" calcext:value-type="float">
            <text:p>0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392857142857143" calcext:value-type="float">
            <text:p>-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10714285714286" calcext:value-type="float">
            <text:p>-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71428571428571" calcext:value-type="float">
            <text:p>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" calcext:value-type="float">
            <text:p>0.2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.18</text:p>
          </table:table-cell>
          <table:table-cell office:value-type="float" office:value="-0.0892857142857143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178571428571429" calcext:value-type="float">
            <text:p>0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7857142857143" calcext:value-type="float">
            <text:p>0.12</text:p>
          </table:table-cell>
          <table:table-cell office:value-type="float" office:value="0.5" calcext:value-type="float">
            <text:p>0.50</text:p>
          </table:table-cell>
          <table:table-cell office:value-type="float" office:value="0.471428571428571" calcext:value-type="float">
            <text:p>0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" calcext:value-type="float">
            <text:p>-0.10</text:p>
          </table:table-cell>
          <table:table-cell office:value-type="float" office:value="-0.235714285714286" calcext:value-type="float">
            <text:p>-0.24</text:p>
          </table:table-cell>
          <table:table-cell office:value-type="float" office:value="0.5" calcext:value-type="float">
            <text:p>0.50</text:p>
          </table:table-cell>
          <table:table-cell office:value-type="float" office:value="0.303571428571429" calcext:value-type="float">
            <text:p>0.30</text:p>
          </table:table-cell>
        </table:table-row>
        <table:table-row table:style-name="ro1">
          <table:table-cell/>
          <table:table-cell table:formula="of:=SUM([.B2:.B17])/16" office:value-type="float" office:value="-0.016875" calcext:value-type="float">
            <text:p>-0.02</text:p>
          </table:table-cell>
          <table:table-cell table:formula="of:=SUM([.C2:.C17])/16" office:value-type="float" office:value="-0.136383928571429" calcext:value-type="float">
            <text:p>-0.14</text:p>
          </table:table-cell>
          <table:table-cell table:formula="of:=SUM([.D2:.D17])/16" office:value-type="float" office:value="0.13125" calcext:value-type="float">
            <text:p>0.13</text:p>
          </table:table-cell>
          <table:table-cell table:formula="of:=SUM([.E2:.E17])/16" office:value-type="float" office:value="0.115087830087265" calcext:value-type="float">
            <text:p>0.12</text:p>
          </table:table-cell>
        </table:table-row>
      </table:table>
      <table:table table:name="Correlation timespent dt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75" calcext:value-type="float">
            <text:p>-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-0.3" calcext:value-type="float">
            <text:p>-0.30</text:p>
          </table:table-cell>
          <table:table-cell office:value-type="float" office:value="-0.267857142857143" calcext:value-type="float">
            <text:p>-0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-0.425" calcext:value-type="float">
            <text:p>-0.43</text:p>
          </table:table-cell>
          <table:table-cell office:value-type="float" office:value="0.15" calcext:value-type="float">
            <text:p>0.15</text:p>
          </table:table-cell>
          <table:table-cell office:value-type="float" office:value="0.182142857142857" calcext:value-type="float">
            <text:p>0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-0.0642857142857143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06431522668099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3" calcext:value-type="float">
            <text:p>-0.13</text:p>
          </table:table-cell>
          <table:table-cell office:value-type="float" office:value="0.182142857142857" calcext:value-type="float">
            <text:p>0.1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857142857142857" calcext:value-type="float">
            <text:p>-0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1" calcext:value-type="float">
            <text:p>-0.31</text:p>
          </table:table-cell>
          <table:table-cell office:value-type="float" office:value="-0.442857142857143" calcext:value-type="float">
            <text:p>-0.44</text:p>
          </table:table-cell>
          <table:table-cell office:value-type="float" office:value="0.31" calcext:value-type="float">
            <text:p>0.31</text:p>
          </table:table-cell>
          <table:table-cell office:value-type="float" office:value="0.257142857142857" calcext:value-type="float">
            <text:p>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" calcext:value-type="float">
            <text:p>-0.20</text:p>
          </table:table-cell>
          <table:table-cell office:value-type="float" office:value="0.21" calcext:value-type="float">
            <text:p>0.21</text:p>
          </table:table-cell>
          <table:table-cell office:value-type="float" office:value="0.228571428571429" calcext:value-type="float">
            <text:p>0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32142857142857" calcext:value-type="float">
            <text:p>-0.33</text:p>
          </table:table-cell>
          <table:table-cell office:value-type="float" office:value="0.07" calcext:value-type="float">
            <text:p>0.07</text:p>
          </table:table-cell>
          <table:table-cell office:value-type="float" office:value="-0.00715650158154409" calcext:value-type="float">
            <text:p>-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" calcext:value-type="float">
            <text:p>0.29</text:p>
          </table:table-cell>
          <table:table-cell office:value-type="float" office:value="0.128571428571429" calcext:value-type="float">
            <text:p>0.1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371428571428571" calcext:value-type="float">
            <text:p>-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39285714285714" calcext:value-type="float">
            <text:p>-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14285714285714" calcext:value-type="float">
            <text:p>-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14285714285714" calcext:value-type="float">
            <text:p>-0.21</text:p>
          </table:table-cell>
          <table:table-cell office:value-type="float" office:value="0.2" calcext:value-type="float">
            <text:p>0.20</text:p>
          </table:table-cell>
          <table:table-cell office:value-type="float" office:value="0.267857142857143" calcext:value-type="float">
            <text:p>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.13</text:p>
          </table:table-cell>
          <table:table-cell office:value-type="float" office:value="-0.328571428571429" calcext:value-type="float">
            <text:p>-0.33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57142857142857" calcext:value-type="float">
            <text:p>-0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" calcext:value-type="float">
            <text:p>0.14</text:p>
          </table:table-cell>
          <table:table-cell office:value-type="float" office:value="-0.0464285714285714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32142857142857" calcext:value-type="float">
            <text:p>0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0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14285714285714" calcext:value-type="float">
            <text:p>0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607142857142857" calcext:value-type="float">
            <text:p>-0.06</text:p>
          </table:table-cell>
          <table:table-cell office:value-type="float" office:value="0.2" calcext:value-type="float">
            <text:p>0.20</text:p>
          </table:table-cell>
          <table:table-cell office:value-type="float" office:value="0.0428571428571429" calcext:value-type="float">
            <text:p>0.04</text:p>
          </table:table-cell>
        </table:table-row>
        <table:table-row table:style-name="ro1">
          <table:table-cell/>
          <table:table-cell table:formula="of:=SUM([.B2:.B17])/16" office:value-type="float" office:value="-0.018125" calcext:value-type="float">
            <text:p>-0.02</text:p>
          </table:table-cell>
          <table:table-cell table:formula="of:=SUM([.C2:.C17])/16" office:value-type="float" office:value="-0.102455357142857" calcext:value-type="float">
            <text:p>-0.10</text:p>
          </table:table-cell>
          <table:table-cell table:formula="of:=SUM([.D2:.D17])/16" office:value-type="float" office:value="-0.00125" calcext:value-type="float">
            <text:p>0.00</text:p>
          </table:table-cell>
          <table:table-cell table:formula="of:=SUM([.E2:.E17])/16" office:value-type="float" office:value="0.0192357728106863" calcext:value-type="float">
            <text:p>0.02</text:p>
          </table:table-cell>
        </table:table-row>
      </table:table>
      <table:table table:name="Correlation timespent svm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" calcext:value-type="float">
            <text:p>-0.43</text:p>
          </table:table-cell>
          <table:table-cell office:value-type="float" office:value="-0.589285714285714" calcext:value-type="float">
            <text:p>-0.59</text:p>
          </table:table-cell>
          <table:table-cell office:value-type="float" office:value="0.36" calcext:value-type="float">
            <text:p>0.36</text:p>
          </table:table-cell>
          <table:table-cell office:value-type="float" office:value="0.435714285714286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00357142857142857" calcext:value-type="float">
            <text:p>0.0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07142857142857" calcext:value-type="float">
            <text:p>-0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64285714285714" calcext:value-type="float">
            <text:p>-0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-0.121428571428571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60714285714286" calcext:value-type="float">
            <text:p>-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14285714285714" calcext:value-type="float">
            <text:p>-0.02</text:p>
          </table:table-cell>
          <table:table-cell office:value-type="float" office:value="0.24" calcext:value-type="float">
            <text:p>0.24</text:p>
          </table:table-cell>
          <table:table-cell office:value-type="float" office:value="0.217042081143471" calcext:value-type="float">
            <text:p>0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32142857142857" calcext:value-type="float">
            <text:p>-0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9" calcext:value-type="float">
            <text:p>-0.29</text:p>
          </table:table-cell>
          <table:table-cell office:value-type="float" office:value="-0.632142857142857" calcext:value-type="float">
            <text:p>-0.63</text:p>
          </table:table-cell>
          <table:table-cell office:value-type="float" office:value="0.41" calcext:value-type="float">
            <text:p>0.41</text:p>
          </table:table-cell>
          <table:table-cell office:value-type="float" office:value="0.396428571428571" calcext:value-type="float">
            <text:p>0.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17857142857143" calcext:value-type="float">
            <text:p>-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2857142857143" calcext:value-type="float">
            <text:p>0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6" calcext:value-type="float">
            <text:p>-0.36</text:p>
          </table:table-cell>
          <table:table-cell office:value-type="float" office:value="-0.403571428571429" calcext:value-type="float">
            <text:p>-0.40</text:p>
          </table:table-cell>
          <table:table-cell office:value-type="float" office:value="0.18" calcext:value-type="float">
            <text:p>0.18</text:p>
          </table:table-cell>
          <table:table-cell office:value-type="float" office:value="0.0143130031630882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0</text:p>
          </table:table-cell>
          <table:table-cell office:value-type="float" office:value="0.335714285714286" calcext:value-type="float">
            <text:p>0.3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14285714285714" calcext:value-type="float">
            <text:p>-0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207142857142857" calcext:value-type="float">
            <text:p>0.2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39285714285714" calcext:value-type="float">
            <text:p>-0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92857142857143" calcext:value-type="float">
            <text:p>-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235714285714286" calcext:value-type="float">
            <text:p>0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 office:value-type="float" office:value="-0.314285714285714" calcext:value-type="float">
            <text:p>-0.31</text:p>
          </table:table-cell>
          <table:table-cell office:value-type="float" office:value="-0.3" calcext:value-type="float">
            <text:p>-0.30</text:p>
          </table:table-cell>
          <table:table-cell office:value-type="float" office:value="-0.210714285714286" calcext:value-type="float">
            <text:p>-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" calcext:value-type="float">
            <text:p>0.29</text:p>
          </table:table-cell>
          <table:table-cell office:value-type="float" office:value="0.0642857142857143" calcext:value-type="float">
            <text:p>0.0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214285714285714" calcext:value-type="float">
            <text:p>-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" calcext:value-type="float">
            <text:p>0.11</text:p>
          </table:table-cell>
          <table:table-cell office:value-type="float" office:value="0.1392857142857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571428571428571" calcext:value-type="float">
            <text:p>-0.06</text:p>
          </table:table-cell>
          <table:table-cell office:value-type="float" office:value="0.3" calcext:value-type="float">
            <text:p>0.30</text:p>
          </table:table-cell>
          <table:table-cell office:value-type="float" office:value="-0.00714285714285714" calcext:value-type="float">
            <text:p>-0.01</text:p>
          </table:table-cell>
        </table:table-row>
        <table:table-row table:style-name="ro1">
          <table:table-cell/>
          <table:table-cell table:formula="of:=SUM([.B2:.B17])/16" office:value-type="float" office:value="0.015" calcext:value-type="float">
            <text:p>0.02</text:p>
          </table:table-cell>
          <table:table-cell table:formula="of:=SUM([.C2:.C17])/16" office:value-type="float" office:value="-0.0709821428571429" calcext:value-type="float">
            <text:p>-0.07</text:p>
          </table:table-cell>
          <table:table-cell table:formula="of:=SUM([.D2:.D17])/16" office:value-type="float" office:value="0.058125" calcext:value-type="float">
            <text:p>0.06</text:p>
          </table:table-cell>
          <table:table-cell table:formula="of:=SUM([.E2:.E17])/16" office:value-type="float" office:value="0.04102219276916" calcext:value-type="float">
            <text:p>0.04</text:p>
          </table:table-cell>
        </table:table-row>
      </table:table>
      <table:table table:name="Correlation timespent mlp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-0.475" calcext:value-type="float">
            <text:p>-0.48</text:p>
          </table:table-cell>
          <table:table-cell office:value-type="float" office:value="0.19" calcext:value-type="float">
            <text:p>0.19</text:p>
          </table:table-cell>
          <table:table-cell office:value-type="float" office:value="0.189285714285714" calcext:value-type="float">
            <text:p>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0642857142857143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14285714285714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389285714285714" calcext:value-type="float">
            <text:p>0.3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42857142857143" calcext:value-type="float">
            <text:p>-0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office:value-type="float" office:value="-0.0642857142857143" calcext:value-type="float">
            <text:p>-0.0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89285714285714" calcext:value-type="float">
            <text:p>-0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28571428571429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-0.0542605202858678" calcext:value-type="float">
            <text:p>-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0.446428571428571" calcext:value-type="float">
            <text:p>0.45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" calcext:value-type="float">
            <text:p>-0.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53571428571429" calcext:value-type="float">
            <text:p>-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285714285714286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5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139285714285714" calcext:value-type="float">
            <text:p>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96428571428571" calcext:value-type="float">
            <text:p>-0.50</text:p>
          </table:table-cell>
          <table:table-cell office:value-type="float" office:value="0.19" calcext:value-type="float">
            <text:p>0.19</text:p>
          </table:table-cell>
          <table:table-cell office:value-type="float" office:value="0.0644085142338968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" calcext:value-type="float">
            <text:p>-0.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float" office:value="0.0214285714285714" calcext:value-type="float">
            <text:p>0.02</text:p>
          </table:table-cell>
          <table:table-cell office:value-type="float" office:value="-0.3" calcext:value-type="float">
            <text:p>-0.30</text:p>
          </table:table-cell>
          <table:table-cell office:value-type="float" office:value="-0.178571428571429" calcext:value-type="float">
            <text:p>-0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-0.478571428571429" calcext:value-type="float">
            <text:p>-0.48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" calcext:value-type="float">
            <text:p>0.07</text:p>
          </table:table-cell>
          <table:table-cell office:value-type="float" office:value="-0.375" calcext:value-type="float">
            <text:p>-0.38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75" calcext:value-type="float">
            <text:p>-0.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39285714285714" calcext:value-type="float">
            <text:p>-0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857142857143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-0.0964285714285714" calcext:value-type="float">
            <text:p>-0.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03571428571429" calcext:value-type="float">
            <text:p>-0.20</text:p>
          </table:table-cell>
          <table:table-cell office:value-type="float" office:value="0.22" calcext:value-type="float">
            <text:p>0.22</text:p>
          </table:table-cell>
          <table:table-cell office:value-type="float" office:value="0.0321428571428571" calcext:value-type="float">
            <text:p>0.03</text:p>
          </table:table-cell>
        </table:table-row>
        <table:table-row table:style-name="ro1">
          <table:table-cell/>
          <table:table-cell table:formula="of:=SUM([.B2:.B17])/16" office:value-type="float" office:value="0.043125" calcext:value-type="float">
            <text:p>0.04</text:p>
          </table:table-cell>
          <table:table-cell table:formula="of:=SUM([.C2:.C17])/16" office:value-type="float" office:value="-0.0671875000000001" calcext:value-type="float">
            <text:p>-0.07</text:p>
          </table:table-cell>
          <table:table-cell table:formula="of:=SUM([.D2:.D17])/16" office:value-type="float" office:value="-0.055" calcext:value-type="float">
            <text:p>-0.05</text:p>
          </table:table-cell>
          <table:table-cell table:formula="of:=SUM([.E2:.E17])/16" office:value-type="float" office:value="-0.0415532503782482" calcext:value-type="float">
            <text:p>-0.04</text:p>
          </table:table-cell>
        </table:table-row>
      </table:table>
      <table:table table:name="Correlation area xgb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5" calcext:value-type="float">
            <text:p>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25" calcext:value-type="float">
            <text:p>-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35714285714286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" calcext:value-type="float">
            <text:p>-0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17857142857143" calcext:value-type="float">
            <text:p>-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  <table:table-cell office:value-type="float" office:value="0.396428571428571" calcext:value-type="float">
            <text:p>0.4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57142857142857" calcext:value-type="float">
            <text:p>-0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157142857142857" calcext:value-type="float">
            <text:p>0.16</text:p>
          </table:table-cell>
          <table:table-cell office:value-type="float" office:value="0.2" calcext:value-type="float">
            <text:p>0.20</text:p>
          </table:table-cell>
          <table:table-cell office:value-type="float" office:value="0.253571428571429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0.128571428571429" calcext:value-type="float">
            <text:p>0.1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78571428571429" calcext:value-type="float">
            <text:p>-0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0</text:p>
          </table:table-cell>
          <table:table-cell office:value-type="float" office:value="0.253571428571429" calcext:value-type="float">
            <text:p>0.25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17857142857143" calcext:value-type="float">
            <text:p>-0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82142857142857" calcext:value-type="float">
            <text:p>-0.58</text:p>
          </table:table-cell>
          <table:table-cell office:value-type="float" office:value="0.29" calcext:value-type="float">
            <text:p>0.29</text:p>
          </table:table-cell>
          <table:table-cell office:value-type="float" office:value="0.228571428571429" calcext:value-type="float">
            <text:p>0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0.160714285714286" calcext:value-type="float">
            <text:p>0.16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78571428571429" calcext:value-type="float">
            <text:p>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03571428571429" calcext:value-type="float">
            <text:p>-0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office:value-type="float" office:value="0.528571428571429" calcext:value-type="float">
            <text:p>0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office:value-type="float" office:value="0.0535714285714286" calcext:value-type="float">
            <text:p>0.05</text:p>
          </table:table-cell>
          <table:table-cell office:value-type="float" office:value="-0.2" calcext:value-type="float">
            <text:p>-0.20</text:p>
          </table:table-cell>
          <table:table-cell office:value-type="float" office:value="-0.22226497549289" calcext:value-type="float">
            <text:p>-0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92857142857143" calcext:value-type="float">
            <text:p>-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189285714285714" calcext:value-type="float">
            <text:p>0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" calcext:value-type="float">
            <text:p>0.18</text:p>
          </table:table-cell>
          <table:table-cell office:value-type="float" office:value="0.207142857142857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0.0765275767613078" calcext:value-type="float">
            <text:p>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0.107142857142857" calcext:value-type="float">
            <text:p>0.11</text:p>
          </table:table-cell>
          <table:table-cell office:value-type="float" office:value="0.43" calcext:value-type="float">
            <text:p>0.43</text:p>
          </table:table-cell>
          <table:table-cell office:value-type="float" office:value="0.342857142857143" calcext:value-type="float">
            <text:p>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" calcext:value-type="float">
            <text:p>0.43</text:p>
          </table:table-cell>
          <table:table-cell office:value-type="float" office:value="0.610714285714286" calcext:value-type="float">
            <text:p>0.61</text:p>
          </table:table-cell>
          <table:table-cell office:value-type="float" office:value="-0.58" calcext:value-type="float">
            <text:p>-0.58</text:p>
          </table:table-cell>
          <table:table-cell office:value-type="float" office:value="-0.557142857142857" calcext:value-type="float">
            <text:p>-0.56</text:p>
          </table:table-cell>
        </table:table-row>
        <table:table-row table:style-name="ro1">
          <table:table-cell/>
          <table:table-cell table:formula="of:=SUM([.B2:.B17])/16" office:value-type="float" office:value="0.058125" calcext:value-type="float">
            <text:p>0.06</text:p>
          </table:table-cell>
          <table:table-cell table:formula="of:=SUM([.C2:.C17])/16" office:value-type="float" office:value="0.0975446428571429" calcext:value-type="float">
            <text:p>0.10</text:p>
          </table:table-cell>
          <table:table-cell table:formula="of:=SUM([.D2:.D17])/16" office:value-type="float" office:value="0.023125" calcext:value-type="float">
            <text:p>0.02</text:p>
          </table:table-cell>
          <table:table-cell table:formula="of:=SUM([.E2:.E17])/16" office:value-type="float" office:value="0.00807891257927613" calcext:value-type="float">
            <text:p>0.01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0</text:p>
          </table:table-cell>
          <table:table-cell office:value-type="float" office:value="0.0142857142857143" calcext:value-type="float">
            <text:p>0.0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07142857142857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-0.0428571428571429" calcext:value-type="float">
            <text:p>-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1428571428571" calcext:value-type="float">
            <text:p>-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253571428571429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4285714285714" calcext:value-type="float">
            <text:p>-0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42857142857" calcext:value-type="float">
            <text:p>0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float" office:value="-0.0785714285714286" calcext:value-type="float">
            <text:p>-0.08</text:p>
          </table:table-cell>
          <table:table-cell office:value-type="float" office:value="-0.43" calcext:value-type="float">
            <text:p>-0.43</text:p>
          </table:table-cell>
          <table:table-cell office:value-type="float" office:value="-0.478571428571429" calcext:value-type="float">
            <text:p>-0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office:value-type="float" office:value="0.135714285714286" calcext:value-type="float">
            <text:p>0.1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228571428571429" calcext:value-type="float">
            <text:p>-0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28571428571429" calcext:value-type="float">
            <text:p>-0.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464285714285714" calcext:value-type="float">
            <text:p>-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96428571428571" calcext:value-type="float">
            <text:p>0.30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32142857142857" calcext:value-type="float">
            <text:p>-0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5" calcext:value-type="float">
            <text:p>-0.15</text:p>
          </table:table-cell>
          <table:table-cell office:value-type="float" office:value="0.0642857142857143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0357142857142857" calcext:value-type="float">
            <text:p>0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196428571428571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 office:value-type="float" office:value="0.332142857142857" calcext:value-type="float">
            <text:p>0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 office:value-type="float" office:value="0.0107142857142857" calcext:value-type="float">
            <text:p>0.0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32849021944932" calcext:value-type="float">
            <text:p>-0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0714285714286" calcext:value-type="float">
            <text:p>-0.11</text:p>
          </table:table-cell>
          <table:table-cell office:value-type="float" office:value="0.29" calcext:value-type="float">
            <text:p>0.29</text:p>
          </table:table-cell>
          <table:table-cell office:value-type="float" office:value="0.239285714285714" calcext:value-type="float">
            <text:p>0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64285714285714" calcext:value-type="float">
            <text:p>0.10</text:p>
          </table:table-cell>
          <table:table-cell office:value-type="float" office:value="0.12" calcext:value-type="float">
            <text:p>0.12</text:p>
          </table:table-cell>
          <table:table-cell office:value-type="float" office:value="0.116613450302945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71428571428571" calcext:value-type="float">
            <text:p>-0.17</text:p>
          </table:table-cell>
          <table:table-cell office:value-type="float" office:value="0.1" calcext:value-type="float">
            <text:p>0.10</text:p>
          </table:table-cell>
          <table:table-cell office:value-type="float" office:value="0.121428571428571" calcext:value-type="float">
            <text:p>0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0</text:p>
          </table:table-cell>
          <table:table-cell office:value-type="float" office:value="0.267857142857143" calcext:value-type="float">
            <text:p>0.2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/>
          <table:table-cell table:formula="of:=SUM([.B2:.B17])/16" office:value-type="float" office:value="0.036875" calcext:value-type="float">
            <text:p>0.04</text:p>
          </table:table-cell>
          <table:table-cell table:formula="of:=SUM([.C2:.C17])/16" office:value-type="float" office:value="0.0350446428571428" calcext:value-type="float">
            <text:p>0.04</text:p>
          </table:table-cell>
          <table:table-cell table:formula="of:=SUM([.D2:.D17])/16" office:value-type="float" office:value="-0.033125" calcext:value-type="float">
            <text:p>-0.03</text:p>
          </table:table-cell>
          <table:table-cell table:formula="of:=SUM([.E2:.E17])/16" office:value-type="float" office:value="-0.0356129375133385" calcext:value-type="float">
            <text:p>-0.04</text:p>
          </table:table-cell>
        </table:table-row>
      </table:table>
      <table:table table:name="Correlation area svm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21428571428571" calcext:value-type="float">
            <text:p>-0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8571428571429" calcext:value-type="float">
            <text:p>-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857142857143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-0.0464285714285714" calcext:value-type="float">
            <text:p>-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53571428571429" calcext:value-type="float">
            <text:p>-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821428571428571" calcext:value-type="float">
            <text:p>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  <table:table-cell office:value-type="float" office:value="0.378571428571429" calcext:value-type="float">
            <text:p>0.3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535714285714286" calcext:value-type="float">
            <text:p>-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.0571428571428571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242857142857143" calcext:value-type="float">
            <text:p>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025" calcext:value-type="float">
            <text:p>0.0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446428571428571" calcext:value-type="float">
            <text:p>-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0714285714286" calcext:value-type="float">
            <text:p>0.1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" calcext:value-type="float">
            <text:p>-0.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48" calcext:value-type="float">
            <text:p>-0.48</text:p>
          </table:table-cell>
          <table:table-cell office:value-type="float" office:value="-0.392857142857143" calcext:value-type="float">
            <text:p>-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0821428571428571" calcext:value-type="float">
            <text:p>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357142857142857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28571428571429" calcext:value-type="float">
            <text:p>-0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 office:value-type="float" office:value="-0.125" calcext:value-type="float">
            <text:p>-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8571428571429" calcext:value-type="float">
            <text:p>0.02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99881316141201" calcext:value-type="float">
            <text:p>-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" calcext:value-type="float">
            <text:p>-0.20</text:p>
          </table:table-cell>
          <table:table-cell office:value-type="float" office:value="0.28" calcext:value-type="float">
            <text:p>0.28</text:p>
          </table:table-cell>
          <table:table-cell office:value-type="float" office:value="0.185714285714286" calcext:value-type="float">
            <text:p>0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92857142857143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0400858735416374" calcext:value-type="float">
            <text:p>0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-0.0964285714285714" calcext:value-type="float">
            <text:p>-0.10</text:p>
          </table:table-cell>
          <table:table-cell office:value-type="float" office:value="0.48" calcext:value-type="float">
            <text:p>0.48</text:p>
          </table:table-cell>
          <table:table-cell office:value-type="float" office:value="0.421428571428571" calcext:value-type="float">
            <text:p>0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478571428571429" calcext:value-type="float">
            <text:p>0.48</text:p>
          </table:table-cell>
          <table:table-cell table:number-columns-repeated="2" office:value-type="float" office:value="-0.55" calcext:value-type="float">
            <text:p>-0.55</text:p>
          </table:table-cell>
        </table:table-row>
        <table:table-row table:style-name="ro1">
          <table:table-cell/>
          <table:table-cell table:formula="of:=SUM([.B2:.B17])/16" office:value-type="float" office:value="0.04875" calcext:value-type="float">
            <text:p>0.05</text:p>
          </table:table-cell>
          <table:table-cell table:formula="of:=SUM([.C2:.C17])/16" office:value-type="float" office:value="0.0593750000000001" calcext:value-type="float">
            <text:p>0.06</text:p>
          </table:table-cell>
          <table:table-cell table:formula="of:=SUM([.D2:.D17])/16" office:value-type="float" office:value="0.013125" calcext:value-type="float">
            <text:p>0.01</text:p>
          </table:table-cell>
          <table:table-cell table:formula="of:=SUM([.E2:.E17])/16" office:value-type="float" office:value="-0.0240497151624727" calcext:value-type="float">
            <text:p>-0.02</text:p>
          </table:table-cell>
        </table:table-row>
      </table:table>
      <table:table table:name="Correlation area mlp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Cluster ID</text:p>
          </table:table-cell>
          <table:table-cell table:style-name="ce2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2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85714285714286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92857142857143" calcext:value-type="float">
            <text:p>-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714285714285714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092857142857142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64285714285714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182142857142857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589285714285714" calcext:value-type="float">
            <text:p>0.5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28571428571429" calcext:value-type="float">
            <text:p>-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153571428571429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0678571428571429" calcext:value-type="float">
            <text:p>0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0.0428571428571429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10714285714286" calcext:value-type="float">
            <text:p>-0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0892857142857143" calcext:value-type="float">
            <text:p>0.0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42857142857143" calcext:value-type="float">
            <text:p>-0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92857142857143" calcext:value-type="float">
            <text:p>-0.29</text:p>
          </table:table-cell>
          <table:table-cell office:value-type="float" office:value="0.13" calcext:value-type="float">
            <text:p>0.1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0.317857142857143" calcext:value-type="float">
            <text:p>0.3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82142857142857" calcext:value-type="float">
            <text:p>-0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92857142857143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-0.0964285714285714" calcext:value-type="float">
            <text:p>-0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5" calcext:value-type="float">
            <text:p>0.03</text:p>
          </table:table-cell>
          <table:table-cell office:value-type="float" office:value="0.43" calcext:value-type="float">
            <text:p>0.43</text:p>
          </table:table-cell>
          <table:table-cell office:value-type="float" office:value="0.435714285714286" calcext:value-type="float">
            <text:p>0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57142857142857" calcext:value-type="float">
            <text:p>0.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4064588392537" calcext:value-type="float">
            <text:p>-0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" calcext:value-type="float">
            <text:p>-0.10</text:p>
          </table:table-cell>
          <table:table-cell office:value-type="float" office:value="-0.0392857142857143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207142857142857" calcext:value-type="float">
            <text:p>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0</text:p>
          </table:table-cell>
          <table:table-cell office:value-type="float" office:value="0.232142857142857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331619499299" calcext:value-type="float">
            <text:p>0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96428571428571" calcext:value-type="float">
            <text:p>0.30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92857142857143" calcext:value-type="float">
            <text:p>-0.29</text:p>
          </table:table-cell>
        </table:table-row>
        <table:table-row table:style-name="ro1">
          <table:table-cell/>
          <table:table-cell table:formula="of:=SUM([.B2:.B17])/16" office:value-type="float" office:value="0.045" calcext:value-type="float">
            <text:p>0.05</text:p>
          </table:table-cell>
          <table:table-cell table:formula="of:=SUM([.C2:.C17])/16" office:value-type="float" office:value="0.0720982142857142" calcext:value-type="float">
            <text:p>0.07</text:p>
          </table:table-cell>
          <table:table-cell table:formula="of:=SUM([.D2:.D17])/16" office:value-type="float" office:value="0.046875" calcext:value-type="float">
            <text:p>0.05</text:p>
          </table:table-cell>
          <table:table-cell table:formula="of:=SUM([.E2:.E17])/16" office:value-type="float" office:value="-0.00394746092548898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5:03:01.579319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5:02.923173147</meta:creation-date>
    <meta:generator>LibreOffice/5.1.6.2$Linux_X86_64 LibreOffice_project/10m0$Build-2</meta:generator>
    <dc:date>2018-11-06T15:21:13.614018882</dc:date>
    <meta:editing-duration>PT4H59M33S</meta:editing-duration>
    <meta:editing-cycles>97</meta:editing-cycles>
    <meta:document-statistic meta:table-count="14" meta:cell-count="1037" meta:object-count="0"/>
  </office:meta>
</office:document-meta>
</file>